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3845253F1E2.png" manifest:media-type="image/png"/>
  <manifest:file-entry manifest:full-path="Pictures/10000000000004B000000384790C4D04.png" manifest:media-type="image/png"/>
  <manifest:file-entry manifest:full-path="Pictures/10000000000004B00000038472B17B48.png" manifest:media-type="image/png"/>
  <manifest:file-entry manifest:full-path="Pictures/10000000000004B000000384613E9312.png" manifest:media-type="image/png"/>
  <manifest:file-entry manifest:full-path="Pictures/10000000000004B000000384110166AF.png" manifest:media-type="image/png"/>
  <manifest:file-entry manifest:full-path="Pictures/10000000000004B0000003843705DA6D.png" manifest:media-type="image/png"/>
  <manifest:file-entry manifest:full-path="Pictures/10000000000004B00000038442812DA2.png" manifest:media-type="image/png"/>
  <manifest:file-entry manifest:full-path="Pictures/10000000000004B000000384124EAC6A.png" manifest:media-type="image/png"/>
  <manifest:file-entry manifest:full-path="Pictures/10000000000004B0000003849F314026.png" manifest:media-type="image/png"/>
  <manifest:file-entry manifest:full-path="Pictures/10000000000004B000000384B18F5F78.png" manifest:media-type="image/png"/>
  <manifest:file-entry manifest:full-path="Pictures/10000000000004B0000003840FA83508.png" manifest:media-type="image/png"/>
  <manifest:file-entry manifest:full-path="Pictures/10000000000004B0000003847F485693.png" manifest:media-type="image/png"/>
  <manifest:file-entry manifest:full-path="Pictures/10000000000004B00000038447BBF5DB.png" manifest:media-type="image/png"/>
  <manifest:file-entry manifest:full-path="Pictures/10000000000004B00000038465D99AC6.png" manifest:media-type="image/png"/>
  <manifest:file-entry manifest:full-path="Pictures/10000000000004B000000384E3D8D325.png" manifest:media-type="image/png"/>
  <manifest:file-entry manifest:full-path="Pictures/10000000000004B0000003845BC78108.png" manifest:media-type="image/png"/>
  <manifest:file-entry manifest:full-path="Pictures/10000000000004B0000003847F0283D3.png" manifest:media-type="image/png"/>
  <manifest:file-entry manifest:full-path="Pictures/10000000000004B000000384BD7EC59D.png" manifest:media-type="image/png"/>
  <manifest:file-entry manifest:full-path="Pictures/10000000000004B000000384B077B0A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0cm" fo:text-indent="0.152cm" style:auto-text-indent="false"/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2.749cm" draw:z-index="0"><draw:image xlink:href="Pictures/10000000000004B0000003849F314026.png" xlink:type="simple" xlink:show="embed" xlink:actuate="onLoad"/></draw:frame></text:p>
      <text:p text:style-name="P1"/>
      <text:p text:style-name="P1"><draw:frame draw:style-name="fr1" draw:name="graphics2" text:anchor-type="paragraph" svg:width="17cm" svg:height="12.749cm" draw:z-index="1"><draw:image xlink:href="Pictures/10000000000004B000000384790C4D04.png" xlink:type="simple" xlink:show="embed" xlink:actuate="onLoad"/></draw:frame></text:p>
      <text:p text:style-name="P1"/>
      <text:p text:style-name="P1"><text:soft-page-break/></text:p>
      <text:p text:style-name="P1"><draw:frame draw:style-name="fr1" draw:name="graphics3" text:anchor-type="paragraph" svg:width="17cm" svg:height="12.749cm" draw:z-index="2"><draw:image xlink:href="Pictures/10000000000004B000000384E3D8D32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4" text:anchor-type="paragraph" svg:x="-0.48cm" svg:y="-0.25cm" svg:width="10.291cm" svg:height="7.214cm" draw:z-index="3"><draw:image xlink:href="Pictures/10000000000004B00000038465D99AC6.png" xlink:type="simple" xlink:show="embed" xlink:actuate="onLoad"/></draw:frame><draw:frame draw:style-name="fr2" draw:name="graphics5" text:anchor-type="paragraph" svg:x="9.698cm" svg:y="-0.092cm" svg:width="10.299cm" svg:height="7.188cm" draw:z-index="4"><draw:image xlink:href="Pictures/10000000000004B000000384B18F5F78.png" xlink:type="simple" xlink:show="embed" xlink:actuate="onLoad"/></draw:frame><draw:frame draw:style-name="fr2" draw:name="graphics6" text:anchor-type="paragraph" svg:x="-0.349cm" svg:y="6.962cm" svg:width="10.049cm" svg:height="7.375cm" draw:z-index="5"><draw:image xlink:href="Pictures/10000000000004B000000384110166AF.png" xlink:type="simple" xlink:show="embed" xlink:actuate="onLoad"/></draw:frame><draw:frame draw:style-name="fr2" draw:name="graphics7" text:anchor-type="paragraph" svg:x="9.698cm" svg:y="7.138cm" svg:width="10.566cm" svg:height="7.198cm" draw:z-index="6"><draw:image xlink:href="Pictures/10000000000004B00000038442812DA2.png" xlink:type="simple" xlink:show="embed" xlink:actuate="onLoad"/></draw:frame><text:soft-page-break/></text:p>
      <text:p text:style-name="P2"><draw:frame draw:style-name="fr2" draw:name="graphics11" text:anchor-type="paragraph" svg:x="9.74cm" svg:y="20.932cm" svg:width="10.146cm" svg:height="7.193cm" draw:z-index="10"><draw:image xlink:href="Pictures/10000000000004B0000003840FA83508.png" xlink:type="simple" xlink:show="embed" xlink:actuate="onLoad"/></draw:frame><draw:frame draw:style-name="fr2" draw:name="graphics10" text:anchor-type="paragraph" svg:x="-0.349cm" svg:y="21.077cm" svg:width="10.16cm" svg:height="7.049cm" draw:z-index="9"><draw:image xlink:href="Pictures/10000000000004B000000384613E9312.png" xlink:type="simple" xlink:show="embed" xlink:actuate="onLoad"/></draw:frame><draw:frame draw:style-name="fr2" draw:name="graphics9" text:anchor-type="paragraph" svg:x="9.581cm" svg:y="13.854cm" svg:width="10.575cm" svg:height="7.701cm" draw:z-index="8"><draw:image xlink:href="Pictures/10000000000004B000000384BD7EC59D.png" xlink:type="simple" xlink:show="embed" xlink:actuate="onLoad"/></draw:frame><draw:frame draw:style-name="fr2" draw:name="graphics8" text:anchor-type="paragraph" svg:x="-0.349cm" svg:y="13.854cm" svg:width="10.091cm" svg:height="7.362cm" draw:z-index="7"><draw:image xlink:href="Pictures/10000000000004B000000384124EAC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12" text:anchor-type="paragraph" svg:x="-0.208cm" svg:y="0.106cm" svg:width="10.31cm" svg:height="6.264cm" draw:z-index="11"><draw:image xlink:href="Pictures/10000000000004B0000003847F485693.png" xlink:type="simple" xlink:show="embed" xlink:actuate="onLoad"/></draw:frame><draw:frame draw:style-name="fr2" draw:name="graphics13" text:anchor-type="paragraph" svg:x="9.813cm" svg:y="0.071cm" svg:width="10.317cm" svg:height="6.299cm" draw:z-index="12"><draw:image xlink:href="Pictures/10000000000004B000000384B077B0A9.png" xlink:type="simple" xlink:show="embed" xlink:actuate="onLoad"/></draw:frame><draw:frame draw:style-name="fr2" draw:name="graphics15" text:anchor-type="paragraph" svg:x="9.952cm" svg:y="6.824cm" svg:width="10.423cm" svg:height="7.26cm" draw:z-index="14"><draw:image xlink:href="Pictures/10000000000004B00000038447BBF5DB.png" xlink:type="simple" xlink:show="embed" xlink:actuate="onLoad"/></draw:frame><draw:frame draw:style-name="fr2" draw:name="graphics17" text:anchor-type="paragraph" svg:x="9.491cm" svg:y="14.226cm" svg:width="10.724cm" svg:height="6.59cm" draw:z-index="15"><draw:image xlink:href="Pictures/10000000000004B0000003847F0283D3.png" xlink:type="simple" xlink:show="embed" xlink:actuate="onLoad"/></draw:frame><text:soft-page-break/></text:p>
      <text:p text:style-name="P2"/>
      <text:p text:style-name="P2"><draw:frame draw:style-name="fr2" draw:name="graphics14" text:anchor-type="paragraph" svg:x="-0.434cm" svg:y="0.065cm" svg:width="10.388cm" svg:height="7.022cm" draw:z-index="13"><draw:image xlink:href="Pictures/10000000000004B0000003845BC781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16" text:anchor-type="paragraph" svg:x="-0.333cm" svg:y="0.926cm" svg:width="9.664cm" svg:height="6.417cm" draw:z-index="17"><draw:image xlink:href="Pictures/10000000000004B0000003845253F1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18" text:anchor-type="paragraph" svg:x="-0.272cm" svg:y="1.632cm" svg:width="9.765cm" svg:height="6.934cm" draw:z-index="16"><draw:image xlink:href="Pictures/10000000000004B0000003843705DA6D.png" xlink:type="simple" xlink:show="embed" xlink:actuate="onLoad"/></draw:frame><draw:frame draw:style-name="fr2" draw:name="graphics19" text:anchor-type="paragraph" svg:x="9.491cm" svg:y="1.711cm" svg:width="10.612cm" svg:height="6.694cm" draw:z-index="18"><draw:image xlink:href="Pictures/10000000000004B00000038472B17B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0.781cm" fo:margin-left="0.624cm" fo:margin-right="0.5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Marinescu</meta:initial-creator>
    <meta:creation-date>2014-04-04T12:16:00</meta:creation-date>
    <dc:date>2014-04-04T13:19:40</dc:date>
    <dc:creator>Razvan Marinescu</dc:creator>
    <meta:editing-duration>PT54M38S</meta:editing-duration>
    <meta:editing-cycles>3</meta:editing-cycles>
    <meta:generator>LibreOffice/3.5$Linux_X86_64 LibreOffice_project/350m1$Build-2</meta:generator>
    <meta:document-statistic meta:table-count="0" meta:image-count="19" meta:object-count="0" meta:page-count="4" meta:paragraph-count="0" meta:word-count="0" meta:character-count="0" meta:non-whitespace-character-count="0"/>
  </office:meta>
</office:document-meta>
</file>